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56cm" table:align="left"/>
    </style:style>
    <style:style style:name="Table1.A" style:family="table-column">
      <style:table-column-properties style:column-width="1.011cm"/>
    </style:style>
    <style:style style:name="Table1.B" style:family="table-column">
      <style:table-column-properties style:column-width="5.74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8.703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Standard">
      <style:paragraph-properties fo:margin-top="0cm" fo:margin-bottom="0.499cm" style:contextual-spacing="false" style:writing-mode="lr-tb"/>
    </style:style>
    <style:style style:name="P4" style:family="paragraph" style:parent-style-name="Standard">
      <style:paragraph-properties fo:margin-top="0cm" fo:margin-bottom="0.499cm" style:contextual-spacing="false"/>
    </style:style>
    <style:style style:name="P5" style:family="paragraph" style:parent-style-name="Preformatted_20_Text">
      <style:paragraph-properties style:writing-mode="lr-tb"/>
      <style:text-properties officeooo:paragraph-rsid="000c8b10"/>
    </style:style>
    <style:style style:name="P6" style:family="paragraph" style:parent-style-name="Standard">
      <style:text-properties fo:color="#c9211e" loext:opacity="100%" fo:font-size="14pt" style:text-underline-style="none" style:font-size-asian="14pt" style:font-size-complex="14pt"/>
    </style:style>
    <style:style style:name="P7" style:family="paragraph" style:parent-style-name="Standard">
      <style:paragraph-properties fo:margin-top="0cm" fo:margin-bottom="0.499cm" style:contextual-spacing="false"/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c9211e" loext:opacity="100%" fo:font-size="18pt" style:text-underline-style="solid" style:text-underline-width="auto" style:text-underline-color="font-color" style:font-size-asian="18pt" style:font-size-complex="18pt"/>
    </style:style>
    <style:style style:name="P10" style:family="paragraph" style:parent-style-name="Horizontal_20_Line">
      <style:paragraph-properties fo:margin-top="0cm" fo:margin-bottom="0.499cm" style:contextual-spacing="false" style:writing-mode="lr-tb"/>
    </style:style>
    <style:style style:name="P11" style:family="paragraph" style:parent-style-name="Preformatted_20_Text">
      <style:paragraph-properties fo:margin-top="0cm" fo:margin-bottom="0.499cm" style:contextual-spacing="false" style:writing-mode="lr-tb"/>
    </style:style>
    <style:style style:name="P12" style:family="paragraph" style:parent-style-name="Preformatted_20_Text">
      <style:paragraph-properties style:writing-mode="lr-tb"/>
    </style:style>
    <style:style style:name="P13" style:family="paragraph" style:parent-style-name="Preformatted_20_Text">
      <style:paragraph-properties style:writing-mode="lr-tb"/>
      <style:text-properties officeooo:paragraph-rsid="000c8b10"/>
    </style:style>
    <style:style style:name="P14" style:family="paragraph" style:parent-style-name="Preformatted_20_Text">
      <style:paragraph-properties style:writing-mode="lr-tb"/>
      <style:text-properties officeooo:paragraph-rsid="0017b64c"/>
    </style:style>
    <style:style style:name="P15" style:family="paragraph" style:parent-style-name="Preformatted_20_Text">
      <style:paragraph-properties style:writing-mode="lr-tb"/>
      <style:text-properties officeooo:paragraph-rsid="00185c38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>
      <style:paragraph-properties fo:margin-top="0cm" fo:margin-bottom="0.499cm" style:contextual-spacing="false" style:writing-mode="lr-tb"/>
    </style:style>
    <style:style style:name="P28" style:family="paragraph" style:parent-style-name="Text_20_body">
      <style:text-properties fo:color="#00a933" loext:opacity="100%"/>
    </style:style>
    <style:style style:name="T1" style:family="text">
      <style:text-properties fo:color="#c9211e" loext:opacity="100%" fo:font-size="14pt" style:text-underline-style="none" style:font-size-asian="14pt" style:font-size-complex="14pt"/>
    </style:style>
    <style:style style:name="T2" style:family="text"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c9211e" loext:opacity="100%" fo:font-size="18pt" style:text-underline-style="none" fo:font-weight="normal" style:font-size-asian="18pt" style:font-weight-asian="normal" style:font-size-complex="18pt" style:font-weight-complex="normal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color="#00a933" loext:opacity="100%" officeooo:rsid="0017b64c"/>
    </style:style>
    <style:style style:name="T7" style:family="text">
      <style:text-properties fo:color="#00a933" loext:opacity="100%" fo:font-weight="bold" style:font-weight-asian="bold" style:font-weight-complex="bold"/>
    </style:style>
    <style:style style:name="T8" style:family="text">
      <style:text-properties fo:color="#00a933" loext:opacity="100%" fo:font-weight="bold" officeooo:rsid="0017b64c" style:font-weight-asian="bold" style:font-weight-complex="bold"/>
    </style:style>
    <style:style style:name="T9" style:family="text">
      <style:text-properties officeooo:rsid="000c8b10"/>
    </style:style>
    <style:style style:name="T10" style:family="text">
      <style:text-properties style:text-underline-style="none"/>
    </style:style>
    <style:style style:name="T11" style:family="text">
      <style:text-properties officeooo:rsid="000f4195"/>
    </style:style>
    <style:style style:name="T12" style:family="text">
      <style:text-properties officeooo:rsid="0017794c"/>
    </style:style>
    <style:style style:name="T13" style:family="text">
      <style:text-properties officeooo:rsid="0017b64c"/>
    </style:style>
    <style:style style:name="T14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 text:c="19"/><text:span text:style-name="T5">details about "php artisan make:model -m"</text:span></text:p>
      <text:p text:style-name="P6"/>
      <text:p text:style-name="Text_20_body"><text:span text:style-name="T1">The </text:span><text:span text:style-name="Source_20_Text"><text:span text:style-name="T1">php artisan make:model -m</text:span></text:span><text:span text:style-name="T1"> command in Laravel is a powerful shortcut that helps you </text:span><text:span text:style-name="Strong_20_Emphasis"><text:span text:style-name="T1">generate a model and its corresponding migration file in one step</text:span></text:span><text:span text:style-name="T1">.</text:span></text:p>
      <text:p text:style-name="Horizontal_20_Line"/>
      <text:h text:style-name="Heading_20_2" text:outline-level="2">🛠️ Syntax</text:h>
      <text:p text:style-name="Preformatted_20_Text"/>
      <text:p text:style-name="P2"><text:span text:style-name="Source_20_Text">php artisan make:model ModelName -m</text:span></text:p>
      <text:p text:style-name="Text_20_body">or</text:p>
      <text:p text:style-name="Preformatted_20_Text"/>
      <text:p text:style-name="P2"><text:span text:style-name="Source_20_Text">php artisan make:model ModelName --migration</text:span></text:p>
      <text:p text:style-name="Horizontal_20_Line"/>
      <text:h text:style-name="Heading_20_2" text:outline-level="2">📌 Example</text:h>
      <text:p text:style-name="Preformatted_20_Text"/>
      <text:p text:style-name="P2"><text:span text:style-name="Source_20_Text">php artisan make:model Employee -m</text:span></text:p>
      <text:p text:style-name="Text_20_body">This will:</text:p>
      <text:list xml:id="list2223099222" text:style-name="L1">
        <text:list-item>
          <text:p text:style-name="P16"><text:span text:style-name="Strong_20_Emphasis">Create a Model:</text:span></text:p>
          <text:list>
            <text:list-item>
              <text:p text:style-name="P16">Location: <text:span text:style-name="Source_20_Text">app/Models/Employee.php</text:span></text:p>
            </text:list-item>
          </text:list>
        </text:list-item>
        <text:list-item>
          <text:p text:style-name="P16"><text:span text:style-name="Strong_20_Emphasis">Create a Migration:</text:span></text:p>
          <text:list>
            <text:list-item>
              <text:p text:style-name="P16">Location: <text:span text:style-name="Source_20_Text">database/migrations/xxxx_xx_xx_xxxxxx_create_employees_table.php</text:span></text:p>
            </text:list-item>
          </text:list>
        </text:list-item>
      </text:list>
      <text:p text:style-name="Horizontal_20_Line"/>
      <text:h text:style-name="Heading_20_2" text:outline-level="2">🧱 What’s Inside?</text:h>
      <text:h text:style-name="Heading_20_3" text:outline-level="3">🔹 <text:span text:style-name="Source_20_Text">app/Models/Employee.php</text:span>:</text:h>
      <text:p text:style-name="Preformatted_20_Text"/>
      <text:p text:style-name="P1"><text:span text:style-name="Source_20_Text">&lt;?php</text:span></text:p>
      <text:p text:style-name="P1"/>
      <text:p text:style-name="P1"><text:span text:style-name="Source_20_Text">namespace App\Models;</text:span></text:p>
      <text:p text:style-name="P1"/>
      <text:p text:style-name="P1"><text:span text:style-name="Source_20_Text">use Illuminate\Database\Eloquent\Model;</text:span></text:p>
      <text:p text:style-name="P1"/>
      <text:p text:style-name="P1"><text:span text:style-name="Source_20_Text">class Employee extends Model</text:span></text:p>
      <text:p text:style-name="P1"><text:span text:style-name="Source_20_Text">{</text:span></text:p>
      <text:p text:style-name="P1"><text:span text:style-name="Source_20_Text"><text:s text:c="4"/>// You can define fillable fields, relationships, etc.</text:span></text:p>
      <text:p text:style-name="P2"><text:span text:style-name="Source_20_Text">}</text:span></text:p>
      <text:h text:style-name="Heading_20_3" text:outline-level="3"><text:soft-page-break/>🔹 <text:span text:style-name="Source_20_Text">database/migrations/...create_employees_table.php</text:span>:</text:h>
      <text:p text:style-name="Preformatted_20_Text"/>
      <text:p text:style-name="P1"><text:span text:style-name="Source_20_Text">Schema::create('employees', function (Blueprint $table) {</text:span></text:p>
      <text:p text:style-name="P1"><text:span text:style-name="Source_20_Text"><text:s text:c="4"/>$table-&gt;id();</text:span></text:p>
      <text:p text:style-name="P1"><text:span text:style-name="Source_20_Text"><text:s text:c="4"/>$table-&gt;timestamps();</text:span></text:p>
      <text:p text:style-name="P2"><text:span text:style-name="Source_20_Text">});</text:span></text:p>
      <text:p text:style-name="Text_20_body">You can now edit this migration file to define the table structure (e.g., name, email, salary, etc.)</text:p>
      <text:p text:style-name="Horizontal_20_Line"/>
      <text:h text:style-name="Heading_20_2" text:outline-level="2">🧠 Tip: Add More Flags!</text:h>
      <text:p text:style-name="Text_20_body">You can combine flag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lag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-m</text:span></text:p>
          </table:table-cell>
          <table:table-cell table:style-name="Table1.A1" office:value-type="string">
            <text:p text:style-name="Table_20_Contents">Create a migrati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-c</text:span></text:p>
          </table:table-cell>
          <table:table-cell table:style-name="Table1.A1" office:value-type="string">
            <text:p text:style-name="Table_20_Contents">Create a controll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-f</text:span></text:p>
          </table:table-cell>
          <table:table-cell table:style-name="Table1.A1" office:value-type="string">
            <text:p text:style-name="Table_20_Contents">Create a factory</text:p>
          </table:table-cell>
        </table:table-row>
        <table:table-row>
          <table:table-cell table:style-name="Table1.A1" office:value-type="string">
            <text:p text:style-name="Table_20_Contents"><text:span text:style-name="Source_20_Text">-s</text:span></text:p>
          </table:table-cell>
          <table:table-cell table:style-name="Table1.A1" office:value-type="string">
            <text:p text:style-name="Table_20_Contents">Create a seed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-a</text:span></text:p>
          </table:table-cell>
          <table:table-cell table:style-name="Table1.A1" office:value-type="string">
            <text:p text:style-name="Table_20_Contents">Create <text:span text:style-name="Strong_20_Emphasis">all</text:span> of the above (<text:span text:style-name="Source_20_Text">-mcsf</text:span>)</text:p>
          </table:table-cell>
        </table:table-row>
      </table:table>
      <text:p text:style-name="Preformatted_20_Text"/>
      <text:p text:style-name="P2"><text:span text:style-name="Source_20_Text">php artisan make:model Employee -a</text:span></text:p>
      <text:p text:style-name="Text_20_body">This creates:</text:p>
      <text:list xml:id="list2559821567" text:style-name="L2">
        <text:list-item>
          <text:p text:style-name="P17">Model</text:p>
        </text:list-item>
        <text:list-item>
          <text:p text:style-name="P17">Migration</text:p>
        </text:list-item>
        <text:list-item>
          <text:p text:style-name="P17">Controller</text:p>
        </text:list-item>
        <text:list-item>
          <text:p text:style-name="P17">Seeder</text:p>
        </text:list-item>
        <text:list-item>
          <text:p text:style-name="P17">Factory</text:p>
        </text:list-item>
      </text:list>
      <text:p text:style-name="Horizontal_20_Line"/>
      <text:h text:style-name="Heading_20_2" text:outline-level="2">📖 Bengali Explanation (বাংলা ব্যাখ্যা):</text:h>
      <text:p text:style-name="Text_20_body"><text:span text:style-name="Source_20_Text">php artisan make:model Employee -m</text:span> এই কমান্ডটি চালালে Laravel:</text:p>
      <text:list xml:id="list3291865377" text:style-name="L3">
        <text:list-item>
          <text:p text:style-name="P18">একটি <text:span text:style-name="Source_20_Text">Employee</text:span> মডেল তৈরি করে (<text:span text:style-name="Source_20_Text">app/Models</text:span> ফোল্ডারে)</text:p>
        </text:list-item>
        <text:list-item>
          <text:p text:style-name="P18">একই সাথে একটি <text:span text:style-name="Strong_20_Emphasis">মাইগ্রেশন ফাইল</text:span> তৈরি করে, যেখানে আপনি ডাটাবেজের টেবিলের গঠন (structure) নির্ধারণ করতে পারবেন</text:p>
        </text:list-item>
      </text:list>
      <text:p text:style-name="Text_20_body"/>
      <text:p text:style-name="Text_20_body"/>
      <text:p text:style-name="Text_20_body"/>
      <text:p text:style-name="Text_20_body"/>
      <text:p text:style-name="P5"><text:soft-page-break/><text:span text:style-name="Source_20_Text"><text:span text:style-name="T2"/></text:span></text:p>
      <text:p text:style-name="P5"><text:span text:style-name="Source_20_Text"><text:span text:style-name="T2">Add or modify columns</text:span></text:span><text:span text:style-name="Source_20_Text"> </text:span></text:p>
      <text:p text:style-name="Text_20_body"/>
      <text:p text:style-name="P4">"php artisan make:migration update_students_table --table=students"</text:p>
      <text:h text:style-name="Heading_20_6" text:outline-level="6"/>
      <text:p text:style-name="Text_20_body">The command:</text:p>
      <text:p text:style-name="Preformatted_20_Text"/>
      <text:p text:style-name="P2"><text:span text:style-name="Source_20_Text">php artisan make:migration update_students_table --table=students</text:span></text:p>
      <text:p text:style-name="Text_20_body">is used in a Laravel project to <text:span text:style-name="Strong_20_Emphasis">create a new migration file</text:span> for modifying the existing <text:span text:style-name="Source_20_Text">students</text:span> table.</text:p>
      <text:h text:style-name="Heading_20_3" text:outline-level="3">Breakdown:</text:h>
      <text:list xml:id="list1822697312" text:style-name="L4">
        <text:list-item>
          <text:p text:style-name="P19"><text:span text:style-name="Source_20_Text">php artisan make:migration</text:span>: Laravel Artisan command to create a new migration.</text:p>
        </text:list-item>
        <text:list-item>
          <text:p text:style-name="P19"><text:span text:style-name="Source_20_Text">update_students_table</text:span>: The name of the migration file you’re creating. Laravel will prepend the timestamp automatically.</text:p>
        </text:list-item>
        <text:list-item>
          <text:p text:style-name="P19"><text:span text:style-name="Source_20_Text">--table=students</text:span>: Specifies that this migration will <text:span text:style-name="Strong_20_Emphasis">modify</text:span> the <text:span text:style-name="Source_20_Text">students</text:span> table (not create a new one).</text:p>
        </text:list-item>
      </text:list>
      <text:h text:style-name="Heading_20_3" text:outline-level="3">Example Use:</text:h>
      <text:p text:style-name="Text_20_body">After running the command, you'll get a migration file like this in <text:span text:style-name="Source_20_Text">database/migrations/</text:span>:</text:p>
      <text:p text:style-name="Preformatted_20_Text"/>
      <text:p text:style-name="P1"><text:span text:style-name="Source_20_Text">public function up()</text:span></text:p>
      <text:p text:style-name="P1"><text:span text:style-name="Source_20_Text">{</text:span></text:p>
      <text:p text:style-name="P1"><text:span text:style-name="Source_20_Text"><text:s text:c="4"/>Schema::table('students', function (Blueprint $table) {</text:span></text:p>
      <text:p text:style-name="P1"><text:span text:style-name="Source_20_Text"><text:s text:c="8"/>// Add or modify columns here</text:span></text:p>
      <text:p text:style-name="P1"><text:span text:style-name="Source_20_Text"><text:s text:c="8"/>$table-&gt;string('nickname')-&gt;nullable();</text:span></text:p>
      <text:p text:style-name="P1"><text:span text:style-name="Source_20_Text"><text:s text:c="4"/>});</text:span></text:p>
      <text:p text:style-name="P1"><text:span text:style-name="Source_20_Text">}</text:span></text:p>
      <text:p text:style-name="P1"/>
      <text:p text:style-name="P1"><text:span text:style-name="Source_20_Text">public function down()</text:span></text:p>
      <text:p text:style-name="P1"><text:span text:style-name="Source_20_Text">{</text:span></text:p>
      <text:p text:style-name="P1"><text:span text:style-name="Source_20_Text"><text:s text:c="4"/>Schema::table('students', function (Blueprint $table) {</text:span></text:p>
      <text:p text:style-name="P1"><text:span text:style-name="Source_20_Text"><text:s text:c="8"/>// Reverse the changes</text:span></text:p>
      <text:p text:style-name="P1"><text:span text:style-name="Source_20_Text"><text:s text:c="8"/>$table-&gt;dropColumn('nickname');</text:span></text:p>
      <text:p text:style-name="P1"><text:span text:style-name="Source_20_Text"><text:s text:c="4"/>});</text:span></text:p>
      <text:p text:style-name="P2"><text:span text:style-name="Source_20_Text">}</text:span></text:p>
      <text:p text:style-name="Text_20_body">You can then run the migration using:</text:p>
      <text:p text:style-name="Preformatted_20_Text"/>
      <text:p text:style-name="P2"><text:span text:style-name="Source_20_Text">php artisan migrate</text:span></text:p>
      <text:p text:style-name="Text_20_body">Let me know if you need help writing the actual schema changes!</text:p>
      <text:p text:style-name="Text_20_body"/>
      <text:p text:style-name="Text_20_body"/>
      <text:p text:style-name="Text_20_body"/>
      <text:p text:style-name="P7"><text:soft-page-break/>rename column by migration</text:p>
      <text:h text:style-name="Heading_20_6" text:outline-level="6"/>
      <text:p text:style-name="Text_20_body">To <text:span text:style-name="Strong_20_Emphasis">rename a column in a Laravel migration</text:span>, you can use the <text:span text:style-name="Source_20_Text">renameColumn</text:span> method provided by Laravel's Schema Builder.</text:p>
      <text:h text:style-name="Heading_20_3" text:outline-level="3">🛠 Steps to Rename a Column via Migration</text:h>
      <text:list xml:id="list4208038005" text:style-name="L5">
        <text:list-item>
          <text:p text:style-name="P20"><text:span text:style-name="Strong_20_Emphasis">Create a migration:</text:span></text:p>
        </text:list-item>
      </text:list>
      <text:p text:style-name="Preformatted_20_Text"/>
      <text:p text:style-name="P2"><text:span text:style-name="Source_20_Text">php artisan make:migration rename_column_in_students_table --table=students</text:span></text:p>
      <text:list xml:id="list2406678210" text:style-name="L6">
        <text:list-item>
          <text:p text:style-name="P21"><text:span text:style-name="Strong_20_Emphasis">Edit the migration file</text:span> (in <text:span text:style-name="Source_20_Text">database/migrations/</text:span>), for example:</text:p>
        </text:list-item>
      </text:list>
      <text:p text:style-name="Preformatted_20_Text"/>
      <text:p text:style-name="P1"><text:span text:style-name="Source_20_Text">use Illuminate\Database\Migrations\Migration;</text:span></text:p>
      <text:p text:style-name="P1"><text:span text:style-name="Source_20_Text">use Illuminate\Database\Schema\Blueprint;</text:span></text:p>
      <text:p text:style-name="P1"><text:span text:style-name="Source_20_Text">use Illuminate\Support\Facades\Schema;</text:span></text:p>
      <text:p text:style-name="P1"/>
      <text:p text:style-name="P1"><text:span text:style-name="Source_20_Text">class RenameColumnInStudentsTable extends Migration</text:span></text:p>
      <text:p text:style-name="P1"><text:span text:style-name="Source_20_Text">{</text:span></text:p>
      <text:p text:style-name="P1"><text:span text:style-name="Source_20_Text"><text:s text:c="4"/>public function up()</text:span></text:p>
      <text:p text:style-name="P1"><text:span text:style-name="Source_20_Text"><text:s text:c="4"/>{</text:span></text:p>
      <text:p text:style-name="P1"><text:span text:style-name="Source_20_Text"><text:s text:c="8"/>Schema::table('students', function (Blueprint $table) {</text:span></text:p>
      <text:p text:style-name="P1"><text:span text:style-name="Source_20_Text"><text:s text:c="12"/>$table-&gt;renameColumn('old_column_name', 'new_column_name');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function down()</text:span></text:p>
      <text:p text:style-name="P1"><text:span text:style-name="Source_20_Text"><text:s text:c="4"/>{</text:span></text:p>
      <text:p text:style-name="P1"><text:span text:style-name="Source_20_Text"><text:s text:c="8"/>Schema::table('students', function (Blueprint $table) {</text:span></text:p>
      <text:p text:style-name="P1"><text:span text:style-name="Source_20_Text"><text:s text:c="12"/>$table-&gt;renameColumn('new_column_name', 'old_column_name');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2"><text:span text:style-name="Source_20_Text">}</text:span></text:p>
      <text:p text:style-name="Quotations">⚠️ <text:span text:style-name="Strong_20_Emphasis">Important</text:span>: The <text:span text:style-name="Source_20_Text">renameColumn</text:span> function <text:span text:style-name="Strong_20_Emphasis">requires the </text:span><text:span text:style-name="Strong_20_Emphasis"><text:span text:style-name="Source_20_Text">doctrine/dbal</text:span></text:span><text:span text:style-name="Strong_20_Emphasis"> package</text:span> because Laravel uses it to analyze the existing column.</text:p>
      <text:h text:style-name="Heading_20_3" text:outline-level="3">✅ Install doctrine/dbal (if not already installed):</text:h>
      <text:p text:style-name="Preformatted_20_Text"/>
      <text:p text:style-name="P2"><text:span text:style-name="Source_20_Text">composer require doctrine/dbal</text:span></text:p>
      <text:list xml:id="list3822237803" text:style-name="L7">
        <text:list-item>
          <text:p text:style-name="P22"><text:span text:style-name="Strong_20_Emphasis">Run the migration:</text:span></text:p>
        </text:list-item>
      </text:list>
      <text:p text:style-name="Preformatted_20_Text"/>
      <text:p text:style-name="P2"><text:span text:style-name="Source_20_Text">php artisan migrate</text:span></text:p>
      <text:p text:style-name="Text_20_body">Let me know the old and new column names if you want me to generate the code directly.</text:p>
      <text:h text:style-name="Heading_20_5" text:outline-level="5"/>
      <text:p text:style-name="Text_20_body"/>
      <text:p text:style-name="Text_20_body"/>
      <text:p text:style-name="P8"><text:soft-page-break/><text:span text:style-name="T9">D</text:span>elete column by migration</text:p>
      <text:h text:style-name="Heading_20_6" text:outline-level="6"/>
      <text:p text:style-name="Text_20_body">To <text:span text:style-name="Strong_20_Emphasis">delete (drop) a column</text:span> from a table in a Laravel migration, follow these steps:</text:p>
      <text:p text:style-name="Horizontal_20_Line"/>
      <text:h text:style-name="Heading_20_3" text:outline-level="3">🛠 1. Create a Migration</text:h>
      <text:p text:style-name="Preformatted_20_Text">bash</text:p>
      <text:p text:style-name="Preformatted_20_Text">CopyEdit</text:p>
      <text:p text:style-name="P2"><text:span text:style-name="Source_20_Text">php artisan make:migration remove_column_from_students_table --table=students</text:span></text:p>
      <text:p text:style-name="Horizontal_20_Line"/>
      <text:h text:style-name="Heading_20_3" text:outline-level="3">🧾 2. Edit the Migration File</text:h>
      <text:p text:style-name="Text_20_body">Open the newly created file in <text:span text:style-name="Source_20_Text">database/migrations/</text:span> and update it like this:</text:p>
      <text:p text:style-name="Preformatted_20_Text"/>
      <text:p text:style-name="P1"><text:span text:style-name="Source_20_Text">use Illuminate\Database\Migrations\Migration;</text:span></text:p>
      <text:p text:style-name="P1"><text:span text:style-name="Source_20_Text">use Illuminate\Database\Schema\Blueprint;</text:span></text:p>
      <text:p text:style-name="P1"><text:span text:style-name="Source_20_Text">use Illuminate\Support\Facades\Schema;</text:span></text:p>
      <text:p text:style-name="P1"/>
      <text:p text:style-name="P1"><text:span text:style-name="Source_20_Text">class RemoveColumnFromStudentsTable extends Migration</text:span></text:p>
      <text:p text:style-name="P1"><text:span text:style-name="Source_20_Text">{</text:span></text:p>
      <text:p text:style-name="P1"><text:span text:style-name="Source_20_Text"><text:s text:c="4"/>public function up()</text:span></text:p>
      <text:p text:style-name="P1"><text:span text:style-name="Source_20_Text"><text:s text:c="4"/>{</text:span></text:p>
      <text:p text:style-name="P1"><text:span text:style-name="Source_20_Text"><text:s text:c="8"/>Schema::table('students', function (Blueprint $table) {</text:span></text:p>
      <text:p text:style-name="P1"><text:span text:style-name="Source_20_Text"><text:s text:c="12"/>$table-&gt;dropColumn('column_name'); // Replace 'column_name' with the actual column name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function down()</text:span></text:p>
      <text:p text:style-name="P1"><text:span text:style-name="Source_20_Text"><text:s text:c="4"/>{</text:span></text:p>
      <text:p text:style-name="P1"><text:span text:style-name="Source_20_Text"><text:s text:c="8"/>Schema::table('students', function (Blueprint $table) {</text:span></text:p>
      <text:p text:style-name="P1"><text:span text:style-name="Source_20_Text"><text:s text:c="12"/>// Recreate the column (you must know the original data type)</text:span></text:p>
      <text:p text:style-name="P1"><text:span text:style-name="Source_20_Text"><text:s text:c="12"/>$table-&gt;string('column_name'); // Replace with actual column type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⚠️ 3. Install Doctrine DBAL (if needed)</text:h>
      <text:p text:style-name="Text_20_body">Dropping columns <text:span text:style-name="Strong_20_Emphasis">also requires</text:span> the <text:span text:style-name="Source_20_Text">doctrine/dbal</text:span> package:</text:p>
      <text:p text:style-name="Preformatted_20_Text"/>
      <text:p text:style-name="P2"><text:span text:style-name="Source_20_Text">composer require doctrine/dbal</text:span></text:p>
      <text:p text:style-name="Horizontal_20_Line"/>
      <text:h text:style-name="Heading_20_3" text:outline-level="3">▶️ 4. Run the Migration</text:h>
      <text:p text:style-name="Preformatted_20_Text"/>
      <text:p text:style-name="P2"><text:span text:style-name="Source_20_Text">php artisan migrate</text:span></text:p>
      <text:p text:style-name="Horizontal_20_Line"/>
      <text:p text:style-name="Text_20_body"><text:soft-page-break/>If you tell me the exact column name and type, I can generate the full migration code for you.</text:p>
      <text:h text:style-name="Heading_20_5" text:outline-level="5"/>
      <text:p text:style-name="Text_20_body"/>
      <text:p text:style-name="P7"><text:span text:style-name="T11">D</text:span>elete multiple column by migration</text:p>
      <text:h text:style-name="Heading_20_6" text:outline-level="6"/>
      <text:p text:style-name="Text_20_body">To <text:span text:style-name="Strong_20_Emphasis">delete multiple columns</text:span> from a table in a Laravel migration, you can pass an <text:span text:style-name="Strong_20_Emphasis">array of column names</text:span> to the <text:span text:style-name="Source_20_Text">dropColumn</text:span> method.</text:p>
      <text:p text:style-name="Horizontal_20_Line"/>
      <text:h text:style-name="Heading_20_3" text:outline-level="3">✅ Step-by-Step Example</text:h>
      <text:h text:style-name="Heading_20_4" text:outline-level="4">🛠 1. Create the Migration:</text:h>
      <text:p text:style-name="Preformatted_20_Text"/>
      <text:p text:style-name="P2"><text:span text:style-name="Source_20_Text">php artisan make:migration remove_columns_from_students_table --table=students</text:span></text:p>
      <text:h text:style-name="Heading_20_4" text:outline-level="4">🧾 2. Edit the Migration File:</text:h>
      <text:p text:style-name="Preformatted_20_Text"/>
      <text:p text:style-name="P1"><text:span text:style-name="Source_20_Text">use Illuminate\Database\Migrations\Migration;</text:span></text:p>
      <text:p text:style-name="P1"><text:span text:style-name="Source_20_Text">use Illuminate\Database\Schema\Blueprint;</text:span></text:p>
      <text:p text:style-name="P1"><text:span text:style-name="Source_20_Text">use Illuminate\Support\Facades\Schema;</text:span></text:p>
      <text:p text:style-name="P1"/>
      <text:p text:style-name="P1"><text:span text:style-name="Source_20_Text">class RemoveColumnsFromStudentsTable extends Migration</text:span></text:p>
      <text:p text:style-name="P1"><text:span text:style-name="Source_20_Text">{</text:span></text:p>
      <text:p text:style-name="P1"><text:span text:style-name="Source_20_Text"><text:s text:c="4"/>public function up()</text:span></text:p>
      <text:p text:style-name="P1"><text:span text:style-name="Source_20_Text"><text:s text:c="4"/>{</text:span></text:p>
      <text:p text:style-name="P1"><text:span text:style-name="Source_20_Text"><text:s text:c="8"/>Schema::table('students', function (Blueprint $table) {</text:span></text:p>
      <text:p text:style-name="P1"><text:span text:style-name="Source_20_Text"><text:s text:c="12"/>$table-&gt;dropColumn(['column_one', 'column_two']); // Replace with your column names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function down()</text:span></text:p>
      <text:p text:style-name="P1"><text:span text:style-name="Source_20_Text"><text:s text:c="4"/>{</text:span></text:p>
      <text:p text:style-name="P1"><text:span text:style-name="Source_20_Text"><text:s text:c="8"/>Schema::table('students', function (Blueprint $table) {</text:span></text:p>
      <text:p text:style-name="P1"><text:span text:style-name="Source_20_Text"><text:s text:c="12"/>// Re-add the columns with their types</text:span></text:p>
      <text:p text:style-name="P1"><text:span text:style-name="Source_20_Text"><text:s text:c="12"/>$table-&gt;string('column_one'); // Replace with correct type</text:span></text:p>
      <text:p text:style-name="P1"><text:span text:style-name="Source_20_Text"><text:s text:c="12"/>$table-&gt;integer('column_two'); // Replace with correct type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⚠️ Note:</text:h>
      <text:list xml:id="list1774144405" text:style-name="L8">
        <text:list-item>
          <text:p text:style-name="P23">Laravel needs the <text:span text:style-name="Source_20_Text">doctrine/dbal</text:span> package to drop columns.</text:p>
        </text:list-item>
      </text:list>
      <text:p text:style-name="Preformatted_20_Text"/>
      <text:p text:style-name="P2"><text:span text:style-name="Source_20_Text">composer require doctrine/dbal</text:span></text:p>
      <text:p text:style-name="Horizontal_20_Line"/>
      <text:h text:style-name="Heading_20_3" text:outline-level="3"><text:soft-page-break/>▶️ Run the Migration:</text:h>
      <text:p text:style-name="Preformatted_20_Text"/>
      <text:p text:style-name="P2"><text:span text:style-name="Source_20_Text">php artisan migrate</text:span></text:p>
      <text:p text:style-name="Horizontal_20_Line"/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>change the column ordered by migration</text:span></text:p>
      <text:h text:style-name="Heading_20_6" text:outline-level="6"/>
      <text:p text:style-name="Text_20_body">To <text:span text:style-name="Strong_20_Emphasis">change the position of a column</text:span> (i.e., reorder it) in a Laravel migration, you can use the <text:span text:style-name="Source_20_Text">after()</text:span> or <text:span text:style-name="Source_20_Text">first()</text:span> method <text:span text:style-name="Strong_20_Emphasis">when modifying the column</text:span>.</text:p>
      <text:p text:style-name="Text_20_body">However, <text:span text:style-name="Strong_20_Emphasis">Laravel does not support reordering columns directly</text:span> using <text:span text:style-name="Source_20_Text">-&gt;after()</text:span> on existing columns without recreating them — and for that, you <text:span text:style-name="Strong_20_Emphasis">must use a combination of </text:span><text:span text:style-name="Strong_20_Emphasis"><text:span text:style-name="Source_20_Text">change()</text:span></text:span><text:span text:style-name="Strong_20_Emphasis"> and column definition</text:span>.</text:p>
      <text:p text:style-name="Horizontal_20_Line"/>
      <text:h text:style-name="Heading_20_3" text:outline-level="3">✅ Example: Move a Column After Another Column</text:h>
      <text:h text:style-name="Heading_20_4" text:outline-level="4">🛠 1. Create the Migration:</text:h>
      <text:p text:style-name="Preformatted_20_Text"/>
      <text:p text:style-name="P2"><text:span text:style-name="Source_20_Text">php artisan make:migration reorder_column_in_students_table --table=students</text:span></text:p>
      <text:h text:style-name="Heading_20_4" text:outline-level="4">🧾 2. Edit the Migration File:</text:h>
      <text:p text:style-name="Preformatted_20_Text"/>
      <text:p text:style-name="P1"><text:span text:style-name="Source_20_Text">use Illuminate\Database\Migrations\Migration;</text:span></text:p>
      <text:p text:style-name="P1"><text:span text:style-name="Source_20_Text">use Illuminate\Database\Schema\Blueprint;</text:span></text:p>
      <text:p text:style-name="P1"><text:span text:style-name="Source_20_Text">use Illuminate\Support\Facades\Schema;</text:span></text:p>
      <text:p text:style-name="P1"/>
      <text:p text:style-name="P1"><text:span text:style-name="Source_20_Text">class ReorderColumnInStudentsTable extends Migration</text:span></text:p>
      <text:p text:style-name="P1"><text:span text:style-name="Source_20_Text">{</text:span></text:p>
      <text:p text:style-name="P1"><text:span text:style-name="Source_20_Text"><text:s text:c="4"/>public function up()</text:span></text:p>
      <text:p text:style-name="P1"><text:span text:style-name="Source_20_Text"><text:s text:c="4"/>{</text:span></text:p>
      <text:p text:style-name="P1"><text:span text:style-name="Source_20_Text"><text:s text:c="8"/>Schema::table('students', function (Blueprint $table) {</text:span></text:p>
      <text:p text:style-name="P1"><text:span text:style-name="Source_20_Text"><text:s text:c="12"/>// For example, move `email` after `name`</text:span></text:p>
      <text:p text:style-name="P1"><text:span text:style-name="Source_20_Text"><text:s text:c="12"/>$table-&gt;string('email')-&gt;after('name')-&gt;change();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function down()</text:span></text:p>
      <text:p text:style-name="P1"><text:span text:style-name="Source_20_Text"><text:s text:c="4"/>{</text:span></text:p>
      <text:p text:style-name="P1"><text:span text:style-name="Source_20_Text"><text:s text:c="8"/>Schema::table('students', function (Blueprint $table) {</text:span></text:p>
      <text:p text:style-name="P1"><text:span text:style-name="Source_20_Text"><text:s text:c="12"/>// Revert back: move `email` back to original position if needed</text:span></text:p>
      <text:p text:style-name="P1"><text:span text:style-name="Source_20_Text"><text:s text:c="12"/>// For example, back after 'id'</text:span></text:p>
      <text:p text:style-name="P1"><text:span text:style-name="Source_20_Text"><text:s text:c="12"/>$table-&gt;string('email')-&gt;after('id')-&gt;change();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><text:soft-page-break/></text:p>
      <text:h text:style-name="Heading_20_3" text:outline-level="3">⚠️ Requirements:</text:h>
      <text:list xml:id="list1965200007" text:style-name="L9">
        <text:list-item>
          <text:p text:style-name="P24">The column must be defined <text:span text:style-name="Strong_20_Emphasis">exactly as it is</text:span> in the database (<text:span text:style-name="Source_20_Text">string</text:span>, <text:span text:style-name="Source_20_Text">integer</text:span>, etc.).</text:p>
        </text:list-item>
        <text:list-item>
          <text:p text:style-name="P24">You <text:span text:style-name="Strong_20_Emphasis">must install</text:span> <text:span text:style-name="Source_20_Text">doctrine/dbal</text:span> to support <text:span text:style-name="Source_20_Text">change()</text:span>:</text:p>
        </text:list-item>
      </text:list>
      <text:p text:style-name="Preformatted_20_Text"/>
      <text:p text:style-name="P2"><text:span text:style-name="Source_20_Text">composer require doctrine/dbal</text:span></text:p>
      <text:p text:style-name="Horizontal_20_Line"/>
      <text:h text:style-name="Heading_20_3" text:outline-level="3">🏁 Run the Migration:</text:h>
      <text:p text:style-name="Preformatted_20_Text"/>
      <text:p text:style-name="P2"><text:span text:style-name="Source_20_Text">php artisan migrate</text:span></text:p>
      <text:p text:style-name="Horizontal_20_Line"/>
      <text:p text:style-name="Text_20_body"/>
      <text:p text:style-name="P9">change datatype or size of column</text:p>
      <text:h text:style-name="Heading_20_6" text:outline-level="6"/>
      <text:p text:style-name="Text_20_body">To <text:span text:style-name="Strong_20_Emphasis">change the datatype or size of a column</text:span> in Laravel using a migration, follow these steps:</text:p>
      <text:p text:style-name="Horizontal_20_Line"/>
      <text:h text:style-name="Heading_20_3" text:outline-level="3">✅ 1. Create a Migration</text:h>
      <text:p text:style-name="Preformatted_20_Text"/>
      <text:p text:style-name="P2"><text:span text:style-name="Source_20_Text">php artisan make:migration modify_column_in_students_table --table=students</text:span></text:p>
      <text:p text:style-name="Horizontal_20_Line"/>
      <text:h text:style-name="Heading_20_3" text:outline-level="3">🧾 2. Edit the Migration File</text:h>
      <text:p text:style-name="Text_20_body">Here's an example of <text:span text:style-name="Strong_20_Emphasis">changing a column's data type or size</text:span> (e.g., changing a <text:span text:style-name="Source_20_Text">string</text:span> from 100 to 255 characters):</text:p>
      <text:p text:style-name="Preformatted_20_Text"/>
      <text:p text:style-name="P1"><text:span text:style-name="Source_20_Text">use Illuminate\Database\Migrations\Migration;</text:span></text:p>
      <text:p text:style-name="P1"><text:span text:style-name="Source_20_Text">use Illuminate\Database\Schema\Blueprint;</text:span></text:p>
      <text:p text:style-name="P1"><text:span text:style-name="Source_20_Text">use Illuminate\Support\Facades\Schema;</text:span></text:p>
      <text:p text:style-name="P1"/>
      <text:p text:style-name="P1"><text:span text:style-name="Source_20_Text">class ModifyColumnInStudentsTable extends Migration</text:span></text:p>
      <text:p text:style-name="P1"><text:span text:style-name="Source_20_Text">{</text:span></text:p>
      <text:p text:style-name="P1"><text:span text:style-name="Source_20_Text"><text:s text:c="4"/>public function up()</text:span></text:p>
      <text:p text:style-name="P1"><text:span text:style-name="Source_20_Text"><text:s text:c="4"/>{</text:span></text:p>
      <text:p text:style-name="P1"><text:span text:style-name="Source_20_Text"><text:s text:c="8"/>Schema::table('students', function (Blueprint $table) {</text:span></text:p>
      <text:p text:style-name="P1"><text:span text:style-name="Source_20_Text"><text:s text:c="12"/>// Example: Change `name` column from string(100) to string(255)</text:span></text:p>
      <text:p text:style-name="P1"><text:span text:style-name="Source_20_Text"><text:s text:c="12"/>$table-&gt;string('name', 255)-&gt;change();</text:span></text:p>
      <text:p text:style-name="P1"/>
      <text:p text:style-name="P1"><text:span text:style-name="Source_20_Text"><text:s text:c="12"/>// Example: Change `age` column from integer to unsignedBigInteger</text:span></text:p>
      <text:p text:style-name="P1"><text:span text:style-name="Source_20_Text"><text:s text:c="12"/>// $table-&gt;unsignedBigInteger('age')-&gt;change();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function down()</text:span></text:p>
      <text:p text:style-name="P1"><text:span text:style-name="Source_20_Text"><text:s text:c="4"/>{</text:span></text:p>
      <text:p text:style-name="P1"><text:soft-page-break/><text:span text:style-name="Source_20_Text"><text:s text:c="8"/>Schema::table('students', function (Blueprint $table) {</text:span></text:p>
      <text:p text:style-name="P1"><text:span text:style-name="Source_20_Text"><text:s text:c="12"/>// Revert the changes (restore original type and size)</text:span></text:p>
      <text:p text:style-name="P1"><text:span text:style-name="Source_20_Text"><text:s text:c="12"/>$table-&gt;string('name', 100)-&gt;change();</text:span></text:p>
      <text:p text:style-name="P1"/>
      <text:p text:style-name="P1"><text:span text:style-name="Source_20_Text"><text:s text:c="12"/>// $table-&gt;integer('age')-&gt;change();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⚠️ Important Notes:</text:h>
      <text:list xml:id="list4020913166" text:style-name="L10">
        <text:list-item>
          <text:p text:style-name="P25">You <text:span text:style-name="Strong_20_Emphasis">must install</text:span> the <text:span text:style-name="Source_20_Text">doctrine/dbal</text:span> package, because Laravel uses it to inspect the existing table structure for column changes:</text:p>
        </text:list-item>
      </text:list>
      <text:p text:style-name="Preformatted_20_Text"/>
      <text:p text:style-name="P2"><text:span text:style-name="Source_20_Text">composer require doctrine/dbal</text:span></text:p>
      <text:list xml:id="list2760745340" text:style-name="L11">
        <text:list-item>
          <text:p text:style-name="P26">Only certain changes can be made using <text:span text:style-name="Source_20_Text">change()</text:span>—changing column <text:span text:style-name="Strong_20_Emphasis">name</text:span> is separate (<text:span text:style-name="Source_20_Text">renameColumn</text:span>), and not all types are convertible depending on your database (e.g., MySQL vs PostgreSQL).</text:p>
        </text:list-item>
      </text:list>
      <text:p text:style-name="Horizontal_20_Line"/>
      <text:h text:style-name="Heading_20_3" text:outline-level="3">▶️ Run the Migration</text:h>
      <text:p text:style-name="Preformatted_20_Text"/>
      <text:p text:style-name="P2"><text:span text:style-name="Source_20_Text">php artisan migrate</text:span></text:p>
      <text:p text:style-name="P2"><text:span text:style-name="Source_20_Text"/></text:p>
      <text:p text:style-name="P3"><text:span text:style-name="Source_20_Text">column name:- roll, current type/size:-varchar(255)</text:span></text:p>
      <text:h text:style-name="Heading_20_6" text:outline-level="6"/>
      <text:p text:style-name="Text_20_body">Thanks! You want to <text:span text:style-name="Strong_20_Emphasis">modify the </text:span><text:span text:style-name="Strong_20_Emphasis"><text:span text:style-name="Source_20_Text">roll</text:span></text:span><text:span text:style-name="Strong_20_Emphasis"> column</text:span>, which is currently <text:span text:style-name="Source_20_Text">VARCHAR(255)</text:span> (i.e., a <text:span text:style-name="Source_20_Text">string('roll', 255)</text:span>), and you likely want to change its size or data type.</text:p>
      <text:p text:style-name="Text_20_body">Let’s assume you want to change it to something smaller like <text:span text:style-name="Source_20_Text">VARCHAR(100)</text:span>. (Let me know if you have a different target type or size.)</text:p>
      <text:p text:style-name="Horizontal_20_Line"/>
      <text:h text:style-name="Heading_20_3" text:outline-level="3">✅ Laravel Migration to Change <text:span text:style-name="Source_20_Text">roll</text:span> Column from <text:span text:style-name="Source_20_Text">VARCHAR(255)</text:span> to <text:span text:style-name="Source_20_Text">VARCHAR(100)</text:span></text:h>
      <text:h text:style-name="Heading_20_4" text:outline-level="4">🛠 Create the Migration:</text:h>
      <text:p text:style-name="Preformatted_20_Text"/>
      <text:p text:style-name="P2"><text:span text:style-name="Source_20_Text">php artisan make:migration modify_roll_column_in_students_table --table=students</text:span></text:p>
      <text:h text:style-name="Heading_20_4" text:outline-level="4">🧾 Migration File Example:</text:h>
      <text:p text:style-name="Preformatted_20_Text"/>
      <text:p text:style-name="P1"><text:span text:style-name="Source_20_Text">use Illuminate\Database\Migrations\Migration;</text:span></text:p>
      <text:p text:style-name="P1"><text:span text:style-name="Source_20_Text">use Illuminate\Database\Schema\Blueprint;</text:span></text:p>
      <text:p text:style-name="P1"><text:span text:style-name="Source_20_Text">use Illuminate\Support\Facades\Schema;</text:span></text:p>
      <text:p text:style-name="P1"><text:soft-page-break/></text:p>
      <text:p text:style-name="P1"><text:span text:style-name="Source_20_Text">class ModifyRollColumnInStudentsTable extends Migration</text:span></text:p>
      <text:p text:style-name="P1"><text:span text:style-name="Source_20_Text">{</text:span></text:p>
      <text:p text:style-name="P1"><text:span text:style-name="Source_20_Text"><text:s text:c="4"/>public function up()</text:span></text:p>
      <text:p text:style-name="P1"><text:span text:style-name="Source_20_Text"><text:s text:c="4"/>{</text:span></text:p>
      <text:p text:style-name="P1"><text:span text:style-name="Source_20_Text"><text:s text:c="8"/>Schema::table('students', function (Blueprint $table) {</text:span></text:p>
      <text:p text:style-name="P1"><text:span text:style-name="Source_20_Text"><text:s text:c="12"/>// Change `roll` column from varchar(255) to varchar(100)</text:span></text:p>
      <text:p text:style-name="P1"><text:span text:style-name="Source_20_Text"><text:s text:c="12"/>$table-&gt;string('roll', 100)-&gt;change();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function down()</text:span></text:p>
      <text:p text:style-name="P1"><text:span text:style-name="Source_20_Text"><text:s text:c="4"/>{</text:span></text:p>
      <text:p text:style-name="P1"><text:span text:style-name="Source_20_Text"><text:s text:c="8"/>Schema::table('students', function (Blueprint $table) {</text:span></text:p>
      <text:p text:style-name="P1"><text:span text:style-name="Source_20_Text"><text:s text:c="12"/>// Revert back to varchar(255)</text:span></text:p>
      <text:p text:style-name="P1"><text:span text:style-name="Source_20_Text"><text:s text:c="12"/>$table-&gt;string('roll', 255)-&gt;change();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⚠️ Required: Install <text:span text:style-name="Source_20_Text">doctrine/dbal</text:span></text:h>
      <text:p text:style-name="Text_20_body">Run this once in your Laravel project to support <text:span text:style-name="Source_20_Text">-&gt;change()</text:span>:</text:p>
      <text:p text:style-name="Preformatted_20_Text"/>
      <text:p text:style-name="P2"><text:span text:style-name="Source_20_Text">composer require doctrine/dbal</text:span></text:p>
      <text:p text:style-name="Horizontal_20_Line"/>
      <text:h text:style-name="Heading_20_3" text:outline-level="3">▶️ Apply the Migration</text:h>
      <text:p text:style-name="Preformatted_20_Text"/>
      <text:p text:style-name="P2"><text:span text:style-name="Source_20_Text">php artisan migrate</text:span></text:p>
      <text:p text:style-name="Horizontal_20_Line"/>
      <text:p text:style-name="Text_20_body">Let me know if you want to change the type instead (e.g. from <text:span text:style-name="Source_20_Text">string</text:span> to <text:span text:style-name="Source_20_Text">integer</text:span>, etc.) — I’ll adjust the migration accordingly.</text:p>
      <text:h text:style-name="Heading_20_5" text:outline-level="5"/>
      <text:p text:style-name="Text_20_body">Great! If you need help with running the migration or want to make more changes (like renaming, adding indexes, or changing types), feel free to ask. Good luck with your Laravel project! 🚀</text:p>
      <text:h text:style-name="Heading_20_5" text:outline-level="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I want to change the type instead (e.g. from string to integer)</text:p>
      <text:h text:style-name="Heading_20_6" text:outline-level="6"/>
      <text:p text:style-name="Text_20_body">Perfect — if you want to <text:span text:style-name="Strong_20_Emphasis">change the column type</text:span> of <text:span text:style-name="Source_20_Text">roll</text:span> from <text:span text:style-name="Source_20_Text">string</text:span> (i.e., <text:span text:style-name="Source_20_Text">VARCHAR(255)</text:span>) to <text:span text:style-name="Source_20_Text">integer</text:span>, here's exactly how to do it in Laravel.</text:p>
      <text:p text:style-name="Horizontal_20_Line"/>
      <text:h text:style-name="Heading_20_3" text:outline-level="3">✅ Migration to Change <text:span text:style-name="Source_20_Text">roll</text:span> Column from <text:span text:style-name="Source_20_Text">string</text:span> to <text:span text:style-name="Source_20_Text">integer</text:span></text:h>
      <text:h text:style-name="Heading_20_4" text:outline-level="4">🛠 1. Create the Migration</text:h>
      <text:p text:style-name="Preformatted_20_Text"/>
      <text:p text:style-name="P2"><text:span text:style-name="Source_20_Text">php artisan make:migration change_roll_column_type_in_students_table --table=students</text:span></text:p>
      <text:p text:style-name="Horizontal_20_Line"/>
      <text:h text:style-name="Heading_20_4" text:outline-level="4">🧾 2. Edit the Migration File</text:h>
      <text:p text:style-name="Preformatted_20_Text"/>
      <text:p text:style-name="P1"><text:span text:style-name="Source_20_Text">use Illuminate\Database\Migrations\Migration;</text:span></text:p>
      <text:p text:style-name="P1"><text:span text:style-name="Source_20_Text">use Illuminate\Database\Schema\Blueprint;</text:span></text:p>
      <text:p text:style-name="P1"><text:span text:style-name="Source_20_Text">use Illuminate\Support\Facades\Schema;</text:span></text:p>
      <text:p text:style-name="P1"/>
      <text:p text:style-name="P1"><text:span text:style-name="Source_20_Text">class ChangeRollColumnTypeInStudentsTable extends Migration</text:span></text:p>
      <text:p text:style-name="P1"><text:span text:style-name="Source_20_Text">{</text:span></text:p>
      <text:p text:style-name="P1"><text:span text:style-name="Source_20_Text"><text:s text:c="4"/>public function up()</text:span></text:p>
      <text:p text:style-name="P1"><text:span text:style-name="Source_20_Text"><text:s text:c="4"/>{</text:span></text:p>
      <text:p text:style-name="P1"><text:span text:style-name="Source_20_Text"><text:s text:c="8"/>Schema::table('students', function (Blueprint $table) {</text:span></text:p>
      <text:p text:style-name="P1"><text:span text:style-name="Source_20_Text"><text:s text:c="12"/>// Change `roll` from string to integer</text:span></text:p>
      <text:p text:style-name="P1"><text:span text:style-name="Source_20_Text"><text:s text:c="12"/>$table-&gt;integer('roll')-&gt;change();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function down()</text:span></text:p>
      <text:p text:style-name="P1"><text:span text:style-name="Source_20_Text"><text:s text:c="4"/>{</text:span></text:p>
      <text:p text:style-name="P1"><text:span text:style-name="Source_20_Text"><text:s text:c="8"/>Schema::table('students', function (Blueprint $table) {</text:span></text:p>
      <text:p text:style-name="P1"><text:span text:style-name="Source_20_Text"><text:s text:c="12"/>// Revert back to string (varchar 255)</text:span></text:p>
      <text:p text:style-name="P1"><text:span text:style-name="Source_20_Text"><text:s text:c="12"/>$table-&gt;string('roll', 255)-&gt;change();</text:span></text:p>
      <text:p text:style-name="P1"><text:span text:style-name="Source_20_Text"><text:s text:c="8"/>}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⚠️ Requirement: Install <text:span text:style-name="Source_20_Text">doctrine/dbal</text:span></text:h>
      <text:p text:style-name="Text_20_body">If you haven't already:</text:p>
      <text:p text:style-name="Preformatted_20_Text"/>
      <text:p text:style-name="P2"><text:span text:style-name="Source_20_Text">composer require doctrine/dbal</text:span></text:p>
      <text:p text:style-name="Horizontal_20_Line"/>
      <text:h text:style-name="Heading_20_3" text:outline-level="3"><text:soft-page-break/></text:h>
      <text:h text:style-name="Heading_20_3" text:outline-level="3">▶️ Apply the Migration</text:h>
      <text:p text:style-name="Preformatted_20_Text"/>
      <text:p text:style-name="Preformatted_20_Text"/>
      <text:p text:style-name="P2"><text:span text:style-name="Source_20_Text">php artisan migrate</text:span></text:p>
      <text:p text:style-name="Horizontal_20_Line"/>
      <text:p text:style-name="P2"><text:span text:style-name="Source_20_Text"/></text:p>
      <text:p text:style-name="P27"><text:span text:style-name="Source_20_Text"><text:span text:style-name="Strong_20_Emphasis"><text:span text:style-name="T2">rename a table</text:span></text:span></text:span></text:p>
      <text:p text:style-name="P10"><text:span text:style-name="Strong_20_Emphasis"><text:span text:style-name="T3"/></text:span></text:p>
      <text:h text:style-name="Heading_20_2" text:outline-level="2">🧾 1. Understand the Command</text:h>
      <text:p text:style-name="Preformatted_20_Text"/>
      <text:p text:style-name="P2"><text:span text:style-name="Source_20_Text">php artisan make:migration table_migration</text:span></text:p>
      <text:p text:style-name="Text_20_body">This creates a <text:span text:style-name="Strong_20_Emphasis">blank migration file</text:span> named <text:span text:style-name="Source_20_Text">table_migration</text:span>. Since no <text:span text:style-name="Source_20_Text">--table</text:span> or <text:span text:style-name="Source_20_Text">--create</text:span> option is used, Laravel doesn’t assume any operation — it’s up to you to define what it does.</text:p>
      <text:p text:style-name="Horizontal_20_Line"/>
      <text:h text:style-name="Heading_20_2" text:outline-level="2">🛠 2. Use It to Rename a Table</text:h>
      <text:p text:style-name="Text_20_body">Let’s say you want to rename the table <text:span text:style-name="Source_20_Text">students</text:span> to <text:span text:style-name="Source_20_Text">employees</text:span>.</text:p>
      <text:p text:style-name="Text_20_body"/>
      <text:p text:style-name="Text_20_body"/>
      <text:h text:style-name="Heading_20_3" text:outline-level="3">🔹 Step 1: Run the command</text:h>
      <text:p text:style-name="Preformatted_20_Text"/>
      <text:p text:style-name="Preformatted_20_Text"/>
      <text:p text:style-name="P1"><text:span text:style-name="Source_20_Text">use Illuminate\Database\Migrations\Migration;</text:span></text:p>
      <text:p text:style-name="P1"><text:span text:style-name="Source_20_Text">use Illuminate\Support\Facades\Schema;</text:span></text:p>
      <text:p text:style-name="P1"/>
      <text:p text:style-name="P1"><text:span text:style-name="Source_20_Text">class RenameStudentsTableToEmployees extends Migration</text:span></text:p>
      <text:p text:style-name="P1"><text:span text:style-name="Source_20_Text">{</text:span></text:p>
      <text:p text:style-name="P1"><text:span text:style-name="Source_20_Text"><text:s text:c="4"/>public function up()</text:span></text:p>
      <text:p text:style-name="P1"><text:span text:style-name="Source_20_Text"><text:s text:c="4"/>{</text:span></text:p>
      <text:p text:style-name="P14"><text:span text:style-name="Source_20_Text"><text:tab/> <text:s/></text:span><text:span text:style-name="Source_20_Text"><text:span text:style-name="T7">Schema::rename('</text:span></text:span><text:span text:style-name="Source_20_Text"><text:span text:style-name="T8">Old_table_Name</text:span></text:span><text:span text:style-name="Source_20_Text"><text:span text:style-name="T7">', '</text:span></text:span><text:span text:style-name="Source_20_Text"><text:span text:style-name="T8">New_table_Name</text:span></text:span><text:span text:style-name="Source_20_Text"><text:span text:style-name="T7">');</text:span></text:span></text:p>
      <text:p text:style-name="P1"><text:span text:style-name="Source_20_Text"><text:s text:c="8"/>Schema::rename('students', 'employees'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function down()</text:span></text:p>
      <text:p text:style-name="P1"><text:span text:style-name="Source_20_Text"><text:s text:c="4"/>{</text:span></text:p>
      <text:p text:style-name="P15"><text:span text:style-name="Source_20_Text"><text:tab/> <text:s/></text:span><text:span text:style-name="Source_20_Text"><text:span text:style-name="T7">Schema::rename('</text:span></text:span><text:span text:style-name="Source_20_Text"><text:span text:style-name="T8">New_table_Name</text:span></text:span><text:span text:style-name="Source_20_Text"><text:span text:style-name="T7">', '</text:span></text:span><text:span text:style-name="Source_20_Text"><text:span text:style-name="T8">Old_table_Name</text:span></text:span><text:span text:style-name="Source_20_Text"><text:span text:style-name="T7">');</text:span></text:span></text:p>
      <text:p text:style-name="P1"><text:span text:style-name="Source_20_Text"><text:s text:c="8"/>Schema::rename('employees', 'students'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><text:soft-page-break/></text:p>
      <text:h text:style-name="Heading_20_2" text:outline-level="2">▶️ <text:span text:style-name="T12">2</text:span>. Run the Migration</text:h>
      <text:p text:style-name="Preformatted_20_Text"/>
      <text:p text:style-name="P2"><text:span text:style-name="Source_20_Text">php artisan migrate</text:span></text:p>
      <text:p text:style-name="Text_20_body">This will rename the <text:span text:style-name="Source_20_Text">students</text:span> table to <text:span text:style-name="Source_20_Text">employees</text:span>.</text:p>
      <text:p text:style-name="Horizontal_20_Line"/>
      <text:h text:style-name="Heading_20_2" text:outline-level="2">✅ Summary Table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tep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php artisan make:migration table_migration</text:span></text:p>
          </table:table-cell>
          <table:table-cell table:style-name="Table2.A1" office:value-type="string">
            <text:p text:style-name="Table_20_Contents">Creates a blank migration.</text:p>
          </table:table-cell>
        </table:table-row>
        <table:table-row>
          <table:table-cell table:style-name="Table2.A1" office:value-type="string">
            <text:p text:style-name="Table_20_Contents">Edit <text:span text:style-name="Source_20_Text">up()</text:span> method</text:p>
          </table:table-cell>
          <table:table-cell table:style-name="Table2.A1" office:value-type="string">
            <text:p text:style-name="Table_20_Contents">Use <text:span text:style-name="Source_20_Text">Schema::rename('old', 'new')</text:span> to rename the table.</text:p>
          </table:table-cell>
        </table:table-row>
        <table:table-row>
          <table:table-cell table:style-name="Table2.A1" office:value-type="string">
            <text:p text:style-name="Table_20_Contents">Edit <text:span text:style-name="Source_20_Text">down()</text:span> method</text:p>
          </table:table-cell>
          <table:table-cell table:style-name="Table2.A1" office:value-type="string">
            <text:p text:style-name="Table_20_Contents">Revert the change (rename it back).</text:p>
          </table:table-cell>
        </table:table-row>
        <table:table-row>
          <table:table-cell table:style-name="Table2.A1" office:value-type="string">
            <text:p text:style-name="Table_20_Contents">Run with <text:span text:style-name="Source_20_Text">php artisan migrate</text:span></text:p>
          </table:table-cell>
          <table:table-cell table:style-name="Table2.A1" office:value-type="string">
            <text:p text:style-name="Table_20_Contents">Applies the change to your database.</text:p>
          </table:table-cell>
        </table:table-row>
      </table:table>
      <text:p text:style-name="P27"><text:span text:style-name="Source_20_Text"><text:span text:style-name="Strong_20_Emphasis"><text:span text:style-name="T3"/></text:span></text:span></text:p>
      <text:p text:style-name="P2"><text:span text:style-name="Source_20_Text"/></text:p>
      <text:p text:style-name="P2"><text:span text:style-name="Source_20_Text"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6:21:00.513247425</meta:creation-date>
    <dc:date>2025-06-03T17:07:23.876540055</dc:date>
    <meta:editing-duration>PT54M55S</meta:editing-duration>
    <meta:editing-cycles>10</meta:editing-cycles>
    <meta:generator>LibreOffice/7.3.7.2$Linux_X86_64 LibreOffice_project/30$Build-2</meta:generator>
    <meta:document-statistic meta:table-count="2" meta:image-count="0" meta:object-count="0" meta:page-count="13" meta:paragraph-count="345" meta:word-count="1662" meta:character-count="13097" meta:non-whitespace-character-count="10946"/>
  </office:meta>
</office:document-meta>
</file>